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57c" officeooo:paragraph-rsid="001d2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ère difficulté le fichier n’est pas bien formaté et le fichier possède des "é" et des "è" donc je les remplaces par des "e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09:20:44.912000000</meta:creation-date>
    <dc:date>2023-10-09T09:21:51.970000000</dc:date>
    <meta:editing-duration>PT1M8S</meta:editing-duration>
    <meta:editing-cycles>1</meta:editing-cycles>
    <meta:document-statistic meta:table-count="0" meta:image-count="0" meta:object-count="0" meta:page-count="1" meta:paragraph-count="1" meta:word-count="24" meta:character-count="128" meta:non-whitespace-character-count="105"/>
    <meta:generator>LibreOffice/7.2.5.2$Windows_X86_64 LibreOffice_project/499f9727c189e6ef3471021d6132d4c694f357e5</meta:generator>
  </office:meta>
</office:document-meta>
</file>